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3.89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7.311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1.11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CharSetUt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CharSetUtils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squeez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harSetUtilsLlama_FS1Test, CharSetUtilsGrok_POT4Test, CharSetUtilsLlama_POT4Test, CharSetUtilsGrok_COC1Test, CharSetUtilsLlama_COC2Test, CharSetUtilsLlama_OS4Test, CharSetUtilsLlama_COC4Test, CharSetUtilsGrok_POT3Test, CharSetUtilsLlama_OS1Test, CharSetUtilsLlama_ZS1Test, CharSetUtilsLlama_POT1Test, CharSetUtilsQwen_POT5Test, CharSetUtilsLlama_COC5Test, CharSetUtilsLlama_COC3Test, CharSetUtilsGrok_POT1Test, CharSetUtilsQwen_COC3Test, CharSetUtilsLlama_OS3Test, CharSetUtilsLlama_ZS4Test, CharSetUtilsLlama_OS5Test, CharSetUtilsGrok_COC3Test, CharSetUtilsLlama_ZS5Test, CharSetUtilsQwen_COC1Test, CharSetUtilsGrok_COC5Test, CharSetUtilsGrok_COC4Test, CharSetUtilsLlama_ZS2Test, CharSetUtilsLlama_OS2Test, CharSetUtilsQwen_OS5Test, CharSetUtilsQwen_COC5Test, CharSetUtilsLlama_ZS3Test, CharSetUtilsQwen_OS2Test, CharSetUtilsGrok_POT5Test, CharSetUtilsLlama_COC1Test, CharSetUtils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 table:number-rows-repeated="1048565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0:13:24.652725157</dc:date>
    <meta:editing-duration>PT1M20S</meta:editing-duration>
    <meta:editing-cycles>1</meta:editing-cycles>
    <meta:document-statistic meta:table-count="1" meta:cell-count="130" meta:object-count="0"/>
    <meta:generator>LibreOffice/24.2.7.2$Linux_X86_64 LibreOffice_project/420$Build-2</meta:generator>
  </office:meta>
</office:document-meta>
</file>